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2" svg:font-family="Arial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56cm"/>
    </style:style>
    <style:style style:name="co2" style:family="table-column">
      <style:table-column-properties fo:break-before="auto" style:column-width="2.408cm"/>
    </style:style>
    <style:style style:name="co3" style:family="table-column">
      <style:table-column-properties fo:break-before="auto" style:column-width="3.17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DataShe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7" table:default-cell-style-name="Default"/>
        <table:table-column table:style-name="co3" table:number-columns-repeated="976" table:default-cell-style-name="Default"/>
        <table:table-row table:style-name="ro1">
          <table:table-cell office:value-type="string">
            <text:p>keyAdded</text:p>
          </table:table-cell>
          <table:table-cell table:number-columns-repeated="1023"/>
        </table:table-row>
        <table:table-row table:style-name="ro1">
          <table:table-cell office:value-type="string">
            <text:p>addKey</text:p>
          </table:table-cell>
          <table:table-cell office:value-type="string">
            <text:p>icon</text:p>
          </table:table-cell>
          <table:table-cell office:value-type="string">
            <text:p>modification</text:p>
          </table:table-cell>
          <table:table-cell office:value-type="string">
            <text:p>allowed_archetypes</text:p>
          </table:table-cell>
          <table:table-cell office:value-type="string">
            <text:p>sorting_priority</text:p>
          </table:table-cell>
          <table:table-cell office:value-type="string">
            <text:p>modifier</text:p>
          </table:table-cell>
          <table:table-cell table:number-columns-repeated="39"/>
          <table:table-cell office:value-type="string">
            <text:p>ai_weight</text:p>
          </table:table-cell>
          <table:table-cell office:value-type="string">
            <text:p>species_potential_add</text:p>
          </table:table-cell>
          <table:table-cell table:number-columns-repeated="977"/>
        </table:table-row>
        <table:table-row table:style-name="ro1">
          <table:table-cell table:number-columns-repeated="5"/>
          <table:table-cell office:value-type="string">
            <text:p>pc_ai_habitability</text:p>
          </table:table-cell>
          <table:table-cell office:value-type="string">
            <text:p>pc_desert_habitability</text:p>
          </table:table-cell>
          <table:table-cell office:value-type="string">
            <text:p>pc_tropical_habitability</text:p>
          </table:table-cell>
          <table:table-cell office:value-type="string">
            <text:p>pc_continental_habitability</text:p>
          </table:table-cell>
          <table:table-cell office:value-type="string">
            <text:p>pc_ocean_habitability</text:p>
          </table:table-cell>
          <table:table-cell office:value-type="string">
            <text:p>pc_arctic_habitability</text:p>
          </table:table-cell>
          <table:table-cell office:value-type="string">
            <text:p>pc_tundra_habitability</text:p>
          </table:table-cell>
          <table:table-cell office:value-type="string">
            <text:p>pc_alpine_habitability</text:p>
          </table:table-cell>
          <table:table-cell office:value-type="string">
            <text:p>pc_arid_habitability</text:p>
          </table:table-cell>
          <table:table-cell office:value-type="string">
            <text:p>pc_savannah_habitability</text:p>
          </table:table-cell>
          <table:table-cell office:value-type="string">
            <text:p>pc_oasis_habitability</text:p>
          </table:table-cell>
          <table:table-cell office:value-type="string">
            <text:p>pc_mesa_habitability</text:p>
          </table:table-cell>
          <table:table-cell office:value-type="string">
            <text:p>pc_swamp_habitability</text:p>
          </table:table-cell>
          <table:table-cell office:value-type="string">
            <text:p>pc_frozen_desert_habitability</text:p>
          </table:table-cell>
          <table:table-cell office:value-type="string">
            <text:p>pc_steppe_habitability</text:p>
          </table:table-cell>
          <table:table-cell office:value-type="string">
            <text:p>pc_cascadian_habitability</text:p>
          </table:table-cell>
          <table:table-cell office:value-type="string">
            <text:p>pc_hadesert_habitability</text:p>
          </table:table-cell>
          <table:table-cell office:value-type="string">
            <text:p>pc_geothermal_habitability</text:p>
          </table:table-cell>
          <table:table-cell office:value-type="string">
            <text:p>pc_desertislands_habitability</text:p>
          </table:table-cell>
          <table:table-cell office:value-type="string">
            <text:p>pc_sandsea_habitability</text:p>
          </table:table-cell>
          <table:table-cell office:value-type="string">
            <text:p>pc_mangrove_habitability</text:p>
          </table:table-cell>
          <table:table-cell office:value-type="string">
            <text:p>pc_glacial_habitability</text:p>
          </table:table-cell>
          <table:table-cell office:value-type="string">
            <text:p>pc_subarctic_habitability</text:p>
          </table:table-cell>
          <table:table-cell office:value-type="string">
            <text:p>pc_hajungle_habitability</text:p>
          </table:table-cell>
          <table:table-cell office:value-type="string">
            <text:p>pc_antarctic_habitability</text:p>
          </table:table-cell>
          <table:table-cell office:value-type="string">
            <text:p>pc_methane_habitability</text:p>
          </table:table-cell>
          <table:table-cell office:value-type="string">
            <text:p>pc_ammonia_habitability</text:p>
          </table:table-cell>
          <table:table-cell office:value-type="string">
            <text:p>pc_lush_habitability</text:p>
          </table:table-cell>
          <table:table-cell office:value-type="string">
            <text:p>pc_retinal_habitability</text:p>
          </table:table-cell>
          <table:table-cell office:value-type="string">
            <text:p>pc_marginal_habitability</text:p>
          </table:table-cell>
          <table:table-cell office:value-type="string">
            <text:p>pc_irradiated_marginal_habitability</text:p>
          </table:table-cell>
          <table:table-cell office:value-type="string">
            <text:p>pc_marginal_cold_habitability</text:p>
          </table:table-cell>
          <table:table-cell office:value-type="string">
            <text:p>pc_geocrystalline_habitability</text:p>
          </table:table-cell>
          <table:table-cell office:value-type="string">
            <text:p>pc_irradiated_terrestrial_habitability</text:p>
          </table:table-cell>
          <table:table-cell office:value-type="string">
            <text:p>pc_nuked_habitability</text:p>
          </table:table-cell>
          <table:table-cell office:value-type="string">
            <text:p>pc_gaia_habitability</text:p>
          </table:table-cell>
          <table:table-cell office:value-type="string">
            <text:p>pc_ringworld_habitable_habitability</text:p>
          </table:table-cell>
          <table:table-cell office:value-type="string">
            <text:p>pc_habitat_habitability</text:p>
          </table:table-cell>
          <table:table-cell office:value-type="string">
            <text:p>pc_machine_habitability</text:p>
          </table:table-cell>
          <table:table-cell office:value-type="string">
            <text:p>pc_city_habitability</text:p>
          </table:table-cell>
          <table:table-cell office:value-type="string">
            <text:p>weight</text:p>
          </table:table-cell>
          <table:table-cell office:value-type="string">
            <text:p>exists</text:p>
          </table:table-cell>
          <table:table-cell office:value-type="string">
            <text:p>this</text:p>
          </table:table-cell>
          <table:table-cell table:number-columns-repeated="976"/>
        </table:table-row>
        <table:table-row table:style-name="ro1">
          <table:table-cell table:number-columns-repeated="47"/>
          <table:table-cell office:value-type="string">
            <text:p>has_global_flag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ait_pc_ai_preference</text:p>
          </table:table-cell>
          <table:table-cell office:value-type="string">
            <text:p>"gfx/interface/icons/traits/trait_pc_ai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>1.0</text:p>
          </table:table-cell>
          <table:table-cell table:number-columns-repeated="33" office:value-type="string">
            <text:p>0.0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978"/>
        </table:table-row>
        <table:table-row table:style-name="ro1">
          <table:table-cell office:value-type="string">
            <text:p>trait_pc_nuked_preference</text:p>
          </table:table-cell>
          <table:table-cell office:value-type="string">
            <text:p>"gfx/interface/icons/traits/trait_pc_nuked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24" office:value-type="string">
            <text:p>0.6</text:p>
          </table:table-cell>
          <table:table-cell table:number-columns-repeated="2"/>
          <table:table-cell table:number-columns-repeated="7" office:value-type="string">
            <text:p>0.6</text:p>
          </table:table-cell>
          <table:table-cell office:value-type="string">
            <text:p>0.8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78"/>
        </table:table-row>
        <table:table-row table:style-name="ro1">
          <table:table-cell office:value-type="string">
            <text:p>trait_pc_gaia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5"/>
          <table:table-cell office:value-type="string">
            <text:p>1.0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78"/>
        </table:table-row>
        <table:table-row table:style-name="ro1">
          <table:table-cell office:value-type="string">
            <text:p>trait_pc_ringworld_habitabl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6"/>
          <table:table-cell office:value-type="string">
            <text:p>1.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978"/>
        </table:table-row>
        <table:table-row table:style-name="ro1">
          <table:table-cell office:value-type="string">
            <text:p>trait_pc_habitat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7"/>
          <table:table-cell office:value-type="string">
            <text:p>1.0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978"/>
        </table:table-row>
        <table:table-row table:style-name="ro1">
          <table:table-cell office:value-type="string">
            <text:p>trait_pc_machin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8"/>
          <table:table-cell office:value-type="string">
            <text:p>1.0</text:p>
          </table:table-cell>
          <table:table-cell/>
          <table:table-cell office:value-type="string">
            <text:p>0</text:p>
          </table:table-cell>
          <table:table-cell table:number-columns-repeated="978"/>
        </table:table-row>
        <table:table-row table:style-name="ro1">
          <table:table-cell office:value-type="string">
            <text:p>trait_pc_city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33" office:value-type="string">
            <text:p>0.30</text:p>
          </table:table-cell>
          <table:table-cell office:value-type="string">
            <text:p>0.2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78"/>
        </table:table-row>
        <table:table-row table:style-name="ro1">
          <table:table-cell office:value-type="string">
            <text:p>trait_pc_desert_preference</text:p>
          </table:table-cell>
          <table:table-cell office:value-type="string">
            <text:p>"gfx/interface/icons/traits/trait_pc_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8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78"/>
        </table:table-row>
        <table:table-row table:style-name="ro1">
          <table:table-cell office:value-type="string">
            <text:p>trait_pc_arid_preference</text:p>
          </table:table-cell>
          <table:table-cell office:value-type="string">
            <text:p>"gfx/interface/icons/traits/trait_pc_arid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8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78"/>
        </table:table-row>
        <table:table-row table:style-name="ro1">
          <table:table-cell office:value-type="string">
            <text:p>trait_pc_savannah_preference</text:p>
          </table:table-cell>
          <table:table-cell office:value-type="string">
            <text:p>"gfx/interface/icons/traits/trait_pc_savannah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table:number-columns-repeated="2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78"/>
        </table:table-row>
        <table:table-row table:style-name="ro1">
          <table:table-cell office:value-type="string">
            <text:p>trait_pc_continent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78"/>
        </table:table-row>
        <table:table-row table:style-name="ro1">
          <table:table-cell office:value-type="string">
            <text:p>trait_pc_tropical_preference</text:p>
          </table:table-cell>
          <table:table-cell office:value-type="string">
            <text:p>"gfx/interface/icons/traits/trait_pc_tropic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78"/>
        </table:table-row>
        <table:table-row table:style-name="ro1">
          <table:table-cell office:value-type="string">
            <text:p>trait_pc_ocean_preference</text:p>
          </table:table-cell>
          <table:table-cell office:value-type="string">
            <text:p>"gfx/interface/icons/traits/trait_pc_ocean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78"/>
        </table:table-row>
        <table:table-row table:style-name="ro1">
          <table:table-cell office:value-type="string">
            <text:p>trait_pc_tundra_preference</text:p>
          </table:table-cell>
          <table:table-cell office:value-type="string">
            <text:p>"gfx/interface/icons/traits/trait_pc_tundr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78"/>
        </table:table-row>
        <table:table-row table:style-name="ro1">
          <table:table-cell office:value-type="string">
            <text:p>trait_pc_alpine_preference</text:p>
          </table:table-cell>
          <table:table-cell office:value-type="string">
            <text:p>"gfx/interface/icons/traits/trait_pc_alpin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78"/>
        </table:table-row>
        <table:table-row table:style-name="ro1">
          <table:table-cell office:value-type="string">
            <text:p>trait_pc_arctic_preference</text:p>
          </table:table-cell>
          <table:table-cell office:value-type="string">
            <text:p>"gfx/interface/icons/traits/trait_pc_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78"/>
        </table:table-row>
        <table:table-row table:style-name="ro1">
          <table:table-cell office:value-type="string">
            <text:p>trait_pc_sandsea_preference</text:p>
          </table:table-cell>
          <table:table-cell office:value-type="string">
            <text:p>"gfx/interface/icons/traits/trait_pc_sandse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>
            <text:p>trait_pc_mesa_preference</text:p>
          </table:table-cell>
          <table:table-cell office:value-type="string">
            <text:p>"gfx/interface/icons/traits/trait_pc_mes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>
            <text:p>trait_pc_oasis_preference</text:p>
          </table:table-cell>
          <table:table-cell office:value-type="string">
            <text:p>"gfx/interface/icons/traits/trait_pc_oasis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>
            <text:p>trait_pc_desertislands_preference</text:p>
          </table:table-cell>
          <table:table-cell office:value-type="string">
            <text:p>"gfx/interface/icons/traits/trait_pc_desertislands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>
            <text:p>trait_pc_hajungle_preference</text:p>
          </table:table-cell>
          <table:table-cell office:value-type="string">
            <text:p>"gfx/interface/icons/traits/trait_pc_hajungl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>
            <text:p>trait_pc_mangrove_preference</text:p>
          </table:table-cell>
          <table:table-cell office:value-type="string">
            <text:p>"gfx/interface/icons/traits/trait_pc_mangrov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>
            <text:p>trait_pc_geothermal_preference</text:p>
          </table:table-cell>
          <table:table-cell office:value-type="string">
            <text:p>"gfx/interface/icons/traits/trait_pc_geotherm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planetary_diversity_active</text:p>
          </table:table-cell>
          <table:table-cell table:number-columns-repeated="976"/>
        </table:table-row>
        <table:table-row table:style-name="ro1">
          <table:table-cell office:value-type="string">
            <text:p>trait_pc_cascadian_preference</text:p>
          </table:table-cell>
          <table:table-cell office:value-type="string">
            <text:p>"gfx/interface/icons/traits/trait_pc_cascadian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>
            <text:p>trait_pc_swamp_preference</text:p>
          </table:table-cell>
          <table:table-cell office:value-type="string">
            <text:p>"gfx/interface/icons/traits/trait_pc_swamp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>
            <text:p>trait_pc_subarctic_preference</text:p>
          </table:table-cell>
          <table:table-cell office:value-type="string">
            <text:p>"gfx/interface/icons/traits/trait_pc_sub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>
            <text:p>trait_pc_glacial_preference</text:p>
          </table:table-cell>
          <table:table-cell office:value-type="string">
            <text:p>"gfx/interface/icons/traits/trait_pc_glaci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>
            <text:p>trait_pc_hadesert_preference</text:p>
          </table:table-cell>
          <table:table-cell office:value-type="string">
            <text:p>"gfx/interface/icons/traits/trait_pc_ha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>
            <text:p>trait_pc_steppe_preference</text:p>
          </table:table-cell>
          <table:table-cell office:value-type="string">
            <text:p>"gfx/interface/icons/traits/trait_pc_stepp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>
            <text:p>trait_pc_frozen_desert_preference</text:p>
          </table:table-cell>
          <table:table-cell office:value-type="string">
            <text:p>"gfx/interface/icons/traits/trait_pc_frozen_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>
            <text:p>trait_pc_antarctic_preference</text:p>
          </table:table-cell>
          <table:table-cell office:value-type="string">
            <text:p>"gfx/interface/icons/traits/trait_pc_ant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>
            <text:p>trait_pc_methane_preference</text:p>
          </table:table-cell>
          <table:table-cell office:value-type="string">
            <text:p>"gfx/interface/icons/traits/trait_pc_methan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24" office:value-type="string">
            <text:p>#delete</text:p>
          </table:table-cell>
          <table:table-cell office:value-type="string">
            <text:p>1.0</text:p>
          </table:table-cell>
          <table:table-cell table:number-columns-repeated="9" office:value-type="string">
            <text:p>#delete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>
            <text:p>trait_pc_ammonia_preference</text:p>
          </table:table-cell>
          <table:table-cell office:value-type="string">
            <text:p>"gfx/interface/icons/traits/trait_pc_ammoni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25" office:value-type="string">
            <text:p>#delete</text:p>
          </table:table-cell>
          <table:table-cell office:value-type="string">
            <text:p>1.0</text:p>
          </table:table-cell>
          <table:table-cell table:number-columns-repeated="8" office:value-type="string">
            <text:p>#delete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>
            <text:p>trait_pc_lush_preference</text:p>
          </table:table-cell>
          <table:table-cell office:value-type="string">
            <text:p>"gfx/interface/icons/traits/trait_pc_gai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6"/>
        </table:table-row>
        <table:table-row table:style-name="ro1">
          <table:table-cell office:value-type="string">
            <text:p>trait_pc_retinal_preference</text:p>
          </table:table-cell>
          <table:table-cell office:value-type="string">
            <text:p>"gfx/interface/icons/traits/trait_pc_tropic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3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6"/>
        </table:table-row>
        <table:table-row table:style-name="ro1">
          <table:table-cell office:value-type="string">
            <text:p>trait_pc_margin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6"/>
        </table:table-row>
        <table:table-row table:style-name="ro1">
          <table:table-cell office:value-type="string">
            <text:p>trait_pc_irradiated_marginal_preference</text:p>
          </table:table-cell>
          <table:table-cell office:value-type="string">
            <text:p>"gfx/interface/icons/traits/trait_pc_arid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5</text:p>
          </table:table-cell>
          <table:table-cell table:number-columns-repeated="4"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table:number-columns-repeated="4"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table:number-columns-repeated="2" office:value-type="string">
            <text:p>0.30</text:p>
          </table:table-cell>
          <table:table-cell office:value-type="string">
            <text:p>0.5</text:p>
          </table:table-cell>
          <table:table-cell table:number-columns-repeated="4" office:value-type="string">
            <text:p>0.30</text:p>
          </table:table-cell>
          <table:table-cell office:value-type="string">
            <text:p>0.5</text:p>
          </table:table-cell>
          <table:table-cell table:number-columns-repeated="2"/>
          <table:table-cell table:number-columns-repeated="3" office:value-type="string">
            <text:p>0.30</text:p>
          </table:table-cell>
          <table:table-cell office:value-type="string">
            <text:p>0.7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7</text:p>
          </table:table-cell>
          <table:table-cell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6"/>
        </table:table-row>
        <table:table-row table:style-name="ro1">
          <table:table-cell office:value-type="string">
            <text:p>trait_pc_marginal_cold_preference</text:p>
          </table:table-cell>
          <table:table-cell office:value-type="string">
            <text:p>"gfx/interface/icons/traits/trait_pc_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6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6"/>
        </table:table-row>
        <table:table-row table:style-name="ro1">
          <table:table-cell office:value-type="string">
            <text:p>trait_pc_geocrystalline_preference</text:p>
          </table:table-cell>
          <table:table-cell office:value-type="string">
            <text:p>"gfx/interface/icons/traits/trait_pc_tundr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6"/>
        </table:table-row>
        <table:table-row table:style-name="ro1">
          <table:table-cell office:value-type="string">
            <text:p>trait_pc_irradiated_terrestri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30</text:p>
          </table:table-cell>
          <table:table-cell table:number-columns-repeated="4"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table:number-columns-repeated="4" office:value-type="string">
            <text:p>0.30</text:p>
          </table:table-cell>
          <table:table-cell office:value-type="string">
            <text:p>0.5</text:p>
          </table:table-cell>
          <table:table-cell table:number-columns-repeated="2"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0.5</text:p>
          </table:table-cell>
          <table:table-cell office:value-type="string">
            <text:p>0.30</text:p>
          </table:table-cell>
          <table:table-cell table:number-columns-repeated="4" office:value-type="string">
            <text:p>0.5</text:p>
          </table:table-cell>
          <table:table-cell office:value-type="string">
            <text:p>0.30</text:p>
          </table:table-cell>
          <table:table-cell table:number-columns-repeated="2"/>
          <table:table-cell table:number-columns-repeated="3" office:value-type="string">
            <text:p>0.5</text:p>
          </table:table-cell>
          <table:table-cell office:value-type="string">
            <text:p>0.7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7</text:p>
          </table:table-cell>
          <table:table-cell office:value-type="string">
            <text:p>0.2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6"/>
        </table:table-row>
        <table:table-row table:style-name="ro1" table:number-rows-repeated="950">
          <table:table-cell table:number-columns-repeated="1024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2" svg:font-family="Arial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21-07-2018</text:date>, <text:time>15:3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Sheet" style:display-name="PageStyle_Data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7-21T15:31:31.54</dc:date>
    <dc:creator>Alexandre Madeira</dc:creator>
    <meta:editing-duration>PT4M50S</meta:editing-duration>
    <meta:editing-cycles>1</meta:editing-cycles>
    <meta:document-statistic meta:table-count="1" meta:cell-count="1473" meta:object-count="0"/>
  </office:meta>
</office:document-meta>
</file>